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pitch="variable" style:font-charset="x-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2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5"/>
    <style:style style:name="P12" style:family="paragraph" style:parent-style-name="Text_20_body" style:list-style-name="L3"/>
    <style:style style:name="P13" style:family="paragraph" style:parent-style-name="Text_20_body" style:list-style-name="L1"/>
    <style:style style:name="P14" style:family="paragraph" style:parent-style-name="Text_20_body" style:list-style-name="L6"/>
    <style:style style:name="P15" style:family="paragraph" style:parent-style-name="Text_20_body" style:list-style-name="L6"/>
    <style:style style:name="P16" style:family="paragraph" style:parent-style-name="Text_20_body" style:list-style-name="MyNumbering_20_1"/>
    <style:style style:name="P17" style:family="paragraph" style:parent-style-name="Text_20_body" style:list-style-name="MyNumbering_20_1"/>
    <style:style style:name="P18" style:family="paragraph" style:parent-style-name="Text_20_body" style:list-style-name="MyNumbering_20_1"/>
    <style:style style:name="P19" style:family="paragraph" style:parent-style-name="Text_20_body" style:list-style-name="Numbering_20_1"/>
    <style:style style:name="P20" style:family="paragraph" style:parent-style-name="Text_20_body" style:list-style-name="Numbering_20_1"/>
    <style:style style:name="P21" style:family="paragraph" style:parent-style-name="Text_20_body" style:list-style-name="Numbering_20_2"/>
    <style:style style:name="P22" style:family="paragraph" style:parent-style-name="Text_20_body" style:list-style-name="Numbering_20_2"/>
    <style:style style:name="P23" style:family="paragraph" style:parent-style-name="Text_20_body" style:list-style-name="MyNumbering_20_1"/>
    <style:style style:name="P24" style:family="paragraph" style:parent-style-name="Text_20_body" style:list-style-name="L8"/>
    <style:style style:name="P25" style:family="paragraph" style:parent-style-name="Text_20_body" style:list-style-name="L8"/>
    <style:style style:name="P26" style:family="paragraph" style:parent-style-name="Text_20_body" style:list-style-name="List_20_1"/>
    <style:style style:name="P27" style:family="paragraph" style:parent-style-name="Text_20_body" style:list-style-name="List_20_2"/>
    <style:style style:name="P28" style:family="paragraph" style:parent-style-name="Text_20_body" style:list-style-name="Numbering_20_1"/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6">
      <text:list-level-style-number text:level="1" style:num-suffix="." style:num-format="I">
        <style:list-level-properties text:space-before="0.635cm" text:min-label-width="1cm"/>
      </text:list-level-style-number>
      <text:list-level-style-number text:level="2" style:num-suffix="." style:num-format="I">
        <style:list-level-properties text:space-before="1.27cm" text:min-label-width="1cm"/>
      </text:list-level-style-number>
      <text:list-level-style-number text:level="3" style:num-suffix="." style:num-format="I">
        <style:list-level-properties text:space-before="1.905cm" text:min-label-width="1cm"/>
      </text:list-level-style-number>
      <text:list-level-style-number text:level="4" style:num-suffix="." style:num-format="I">
        <style:list-level-properties text:space-before="2.54cm" text:min-label-width="1cm"/>
      </text:list-level-style-number>
      <text:list-level-style-number text:level="5" style:num-suffix="." style:num-format="I">
        <style:list-level-properties text:space-before="3.175cm" text:min-label-width="1cm"/>
      </text:list-level-style-number>
      <text:list-level-style-number text:level="6" style:num-suffix="." style:num-format="I">
        <style:list-level-properties text:space-before="3.81cm" text:min-label-width="1cm"/>
      </text:list-level-style-number>
      <text:list-level-style-number text:level="7" style:num-suffix="." style:num-format="I">
        <style:list-level-properties text:space-before="4.445cm" text:min-label-width="1cm"/>
      </text:list-level-style-number>
      <text:list-level-style-number text:level="8" style:num-suffix="." style:num-format="I">
        <style:list-level-properties text:space-before="5.08cm" text:min-label-width="1cm"/>
      </text:list-level-style-number>
      <text:list-level-style-number text:level="9" style:num-suffix="." style:num-format="I">
        <style:list-level-properties text:space-before="5.715cm" text:min-label-width="1cm"/>
      </text:list-level-style-number>
      <text:list-level-style-number text:level="10" style:num-suffix="." style:num-format="I">
        <style:list-level-properties text:space-before="6.35cm" text:min-label-width="1cm"/>
      </text:list-level-style-number>
    </text:list-style>
    <text:list-style style:name="L7">
      <text:list-level-style-number text:level="1" style:num-prefix="(" style:num-suffix=")" style:num-format="1">
        <style:list-level-properties text:space-before="0.635cm" text:min-label-width="0.635cm"/>
      </text:list-level-style-number>
      <text:list-level-style-number text:level="2" style:num-prefix="(" style:num-suffix=")" style:num-format="1">
        <style:list-level-properties text:space-before="1.27cm" text:min-label-width="0.635cm"/>
      </text:list-level-style-number>
      <text:list-level-style-number text:level="3" style:num-prefix="(" style:num-suffix=")" style:num-format="1">
        <style:list-level-properties text:space-before="1.905cm" text:min-label-width="0.635cm"/>
      </text:list-level-style-number>
      <text:list-level-style-number text:level="4" style:num-prefix="(" style:num-suffix=")" style:num-format="1">
        <style:list-level-properties text:space-before="2.54cm" text:min-label-width="0.635cm"/>
      </text:list-level-style-number>
      <text:list-level-style-number text:level="5" style:num-prefix="(" style:num-suffix=")" style:num-format="1">
        <style:list-level-properties text:space-before="3.175cm" text:min-label-width="0.635cm"/>
      </text:list-level-style-number>
      <text:list-level-style-number text:level="6" style:num-prefix="(" style:num-suffix=")" style:num-format="1">
        <style:list-level-properties text:space-before="3.81cm" text:min-label-width="0.635cm"/>
      </text:list-level-style-number>
      <text:list-level-style-number text:level="7" style:num-prefix="(" style:num-suffix=")" style:num-format="1">
        <style:list-level-properties text:space-before="4.445cm" text:min-label-width="0.635cm"/>
      </text:list-level-style-number>
      <text:list-level-style-number text:level="8" style:num-prefix="(" style:num-suffix=")" style:num-format="1">
        <style:list-level-properties text:space-before="5.08cm" text:min-label-width="0.635cm"/>
      </text:list-level-style-number>
      <text:list-level-style-number text:level="9" style:num-prefix="(" style:num-suffix=")" style:num-format="1">
        <style:list-level-properties text:space-before="5.715cm" text:min-label-width="0.635cm"/>
      </text:list-level-style-number>
      <text:list-level-style-number text:level="10" style:num-prefix="(" style:num-suffix=")" style:num-format="1">
        <style:list-level-properties text:space-before="6.35cm" text:min-label-width="0.635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Нумерация</text:h>
      <text:h text:style-name="Heading_20_2" text:outline-level="2">Списки</text:h>
      <text:list text:style-name="L1">
        <text:list-item>
          <text:p text:style-name="P1">Список 1 Строка 1</text:p>
        </text:list-item>
        <text:list-item>
          <text:p text:style-name="P1">Список 1 Строка 2</text:p>
        </text:list-item>
      </text:list>
      <text:list text:style-name="L2">
        <text:list-item>
          <text:p text:style-name="P3">Список 2 Строка 1</text:p>
        </text:list-item>
        <text:list-item>
          <text:p text:style-name="P3">Список 2 Строка 2</text:p>
        </text:list-item>
        <text:list-item>
          <text:p text:style-name="P3">Список 2 Строка 3</text:p>
        </text:list-item>
      </text:list>
      <text:list text:style-name="L3">
        <text:list-item>
          <text:p text:style-name="P6">Список 3 Строка 1</text:p>
        </text:list-item>
        <text:list-item>
          <text:p text:style-name="P6">Список 3 Строка 2</text:p>
        </text:list-item>
      </text:list>
      <text:p text:style-name="Text_20_body">Текст 1</text:p>
      <text:list text:style-name="L4">
        <text:list-item>
          <text:p text:style-name="P8">Список 4 Строка 1</text:p>
        </text:list-item>
        <text:list-item>
          <text:p text:style-name="P8">Список 4 Строка 2</text:p>
        </text:list-item>
      </text:list>
      <text:p text:style-name="Text_20_body">Текст 2</text:p>
      <text:list text:style-name="L5">
        <text:list-item>
          <text:p text:style-name="P10">Список 5 Строка 1</text:p>
        </text:list-item>
        <text:list-item>
          <text:p text:style-name="P10">Список 5 Строка 2</text:p>
        </text:list-item>
      </text:list>
      <text:p text:style-name="Text_20_body">Текст 3</text:p>
      <text:list text:style-name="L6">
        <text:list-item>
          <text:p text:style-name="P14">Список 6 Строка 1</text:p>
        </text:list-item>
        <text:list-item>
          <text:p text:style-name="P14">Список 6 Строка 2</text:p>
        </text:list-item>
      </text:list>
      <text:p text:style-name="Text_20_body">Текст 4</text:p>
      <text:list text:style-name="MyNumbering_20_1">
        <text:list-item>
          <text:p text:style-name="P16">Список 7 Строка 1</text:p>
        </text:list-item>
        <text:list-item>
          <text:p text:style-name="P16">Список 7 Строка 2</text:p>
        </text:list-item>
        <text:list-item>
          <text:p text:style-name="P16">Список 7 Строка 3</text:p>
        </text:list-item>
      </text:list>
      <text:p text:style-name="Text_20_body">Текст 5</text:p>
      <text:list text:style-name="Numbering_20_1">
        <text:list-item>
          <text:p text:style-name="P19">Список 8 Строка 1</text:p>
        </text:list-item>
        <text:list-item>
          <text:p text:style-name="P19">Список 8 Строка 2</text:p>
        </text:list-item>
      </text:list>
      <text:p text:style-name="Text_20_body">Текст 6</text:p>
      <text:list text:style-name="Numbering_20_2">
        <text:list-item>
          <text:p text:style-name="P21">Список 9 Строка 1</text:p>
        </text:list-item>
        <text:list-item>
          <text:p text:style-name="P21">Список 9 Строка 2</text:p>
        </text:list-item>
      </text:list>
      <text:list text:style-name="MyNumbering_20_1" text:continue-numbering="true">
        <text:list-item>
          <text:p text:style-name="P16">Список 10 Строка 1</text:p>
        </text:list-item>
      </text:list>
      <text:list text:style-name="L8">
        <text:list-item>
          <text:p text:style-name="P24">Список 11 Строка 1</text:p>
        </text:list-item>
        <text:list-item>
          <text:p text:style-name="P24">Список 11 Строка 2</text:p>
        </text:list-item>
      </text:list>
      <text:p text:style-name="Text_20_body">Текст 7</text:p>
      <text:list text:style-name="List_20_1">
        <text:list-item>
          <text:p text:style-name="P26">Список 12 Строка 1</text:p>
        </text:list-item>
      </text:list>
      <text:list text:style-name="List_20_2">
        <text:list-item>
          <text:p text:style-name="P27">Список 13 Строка 1</text:p>
        </text:list-item>
      </text:list>
      <text:list text:style-name="Numbering_20_1" text:continue-numbering="true">
        <text:list-item>
          <text:p text:style-name="P19">Список 14 Строка 3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pitch="variable" style:font-charset="x-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space-before="0.635cm" text:min-label-width="0.499cm"/>
      </text:list-level-style-number>
      <text:list-level-style-number text:level="2" text:style-name="Numbering_20_Symbols" style:num-format="1" text:start-value="2">
        <style:list-level-properties text:space-before="1.134cm" text:min-label-width="0.499cm"/>
      </text:list-level-style-number>
      <text:list-level-style-number text:level="3" text:style-name="Numbering_20_Symbols" style:num-format="1" text:start-value="3">
        <style:list-level-properties text:space-before="1.633cm" text:min-label-width="1cm"/>
      </text:list-level-style-number>
      <text:list-level-style-number text:level="4" text:style-name="Numbering_20_Symbols" style:num-format="1" text:start-value="4">
        <style:list-level-properties text:space-before="2.633cm" text:min-label-width="1.251cm"/>
      </text:list-level-style-number>
      <text:list-level-style-number text:level="5" text:style-name="Numbering_20_Symbols" style:num-format="1" text:start-value="5">
        <style:list-level-properties text:space-before="3.884cm" text:min-label-width="1.499cm"/>
      </text:list-level-style-number>
      <text:list-level-style-number text:level="6" text:style-name="Numbering_20_Symbols" style:num-format="1" text:start-value="6">
        <style:list-level-properties text:space-before="5.383cm" text:min-label-width="1.801cm"/>
      </text:list-level-style-number>
      <text:list-level-style-number text:level="7" text:style-name="Numbering_20_Symbols" style:num-format="1" text:start-value="7">
        <style:list-level-properties text:space-before="7.184cm" text:min-label-width="2.3cm"/>
      </text:list-level-style-number>
      <text:list-level-style-number text:level="8" text:style-name="Numbering_20_Symbols" style:num-format="1" text:start-value="8">
        <style:list-level-properties text:space-before="9.484cm" text:min-label-width="2.6cm"/>
      </text:list-level-style-number>
      <text:list-level-style-number text:level="9" text:style-name="Numbering_20_Symbols" style:num-format="1" text:start-value="9">
        <style:list-level-properties text:space-before="12.084cm" text:min-label-width="2.801cm"/>
      </text:list-level-style-number>
      <text:list-level-style-number text:level="10" text:style-name="Numbering_20_Symbols" style:num-format="1" text:start-value="10">
        <style:list-level-properties text:space-before="14.88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MyNumbering_20_1" style:display-name="MyNumbering 1">
      <text:list-level-style-number text:level="1" style:num-prefix="{{" style:num-suffix="}}" style:num-format="a">
        <style:list-level-properties text:space-before="0.635cm" text:min-label-width="2cm"/>
      </text:list-level-style-number>
      <text:list-level-style-number text:level="2" style:num-prefix="{{" style:num-suffix="}}" style:num-format="a" text:display-levels="2">
        <style:list-level-properties text:space-before="1.27cm" text:min-label-width="2cm"/>
      </text:list-level-style-number>
      <text:list-level-style-number text:level="3" style:num-prefix="{{" style:num-suffix="}}" style:num-format="a" text:display-levels="2">
        <style:list-level-properties text:space-before="1.905cm" text:min-label-width="2cm"/>
      </text:list-level-style-number>
      <text:list-level-style-number text:level="4" style:num-prefix="{{" style:num-suffix="}}" style:num-format="a" text:display-levels="2">
        <style:list-level-properties text:space-before="2.54cm" text:min-label-width="2cm"/>
      </text:list-level-style-number>
      <text:list-level-style-number text:level="5" style:num-prefix="{{" style:num-suffix="}}" style:num-format="a" text:display-levels="2">
        <style:list-level-properties text:space-before="3.175cm" text:min-label-width="2cm"/>
      </text:list-level-style-number>
      <text:list-level-style-number text:level="6" style:num-prefix="{{" style:num-suffix="}}" style:num-format="a" text:display-levels="2">
        <style:list-level-properties text:space-before="3.81cm" text:min-label-width="2cm"/>
      </text:list-level-style-number>
      <text:list-level-style-number text:level="7" style:num-prefix="{{" style:num-suffix="}}" style:num-format="a" text:display-levels="2">
        <style:list-level-properties text:space-before="4.445cm" text:min-label-width="2cm"/>
      </text:list-level-style-number>
      <text:list-level-style-number text:level="8" style:num-prefix="{{" style:num-suffix="}}" style:num-format="a" text:display-levels="2">
        <style:list-level-properties text:space-before="5.08cm" text:min-label-width="2cm"/>
      </text:list-level-style-number>
      <text:list-level-style-number text:level="9" style:num-prefix="{{" style:num-suffix="}}" style:num-format="a" text:display-levels="2">
        <style:list-level-properties text:space-before="5.715cm" text:min-label-width="2cm"/>
      </text:list-level-style-number>
      <text:list-level-style-number text:level="10" style:num-prefix="{{" style:num-suffix="}}" style:num-format="a" text:display-levels="2">
        <style:list-level-properties text:space-before="6.35cm" text:min-label-width="2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9-09-21T18:28:46</meta:creation-date>
    <dc:date>2009-09-21T19:11:50</dc:date>
    <meta:editing-cycles>13</meta:editing-cycles>
    <meta:editing-duration>PT42M5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5" meta:word-count="120" meta:character-count="512"/>
  </office:meta>
</office:document-meta>
</file>